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0008648" officeooo:paragraph-rsid="00008648" fo:background-color="#ffffff"/>
    </style:style>
    <style:style style:name="P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4" style:family="paragraph" style:parent-style-name="Standard">
      <style:text-properties fo:color="#000000" loext:opacity="100%" fo:background-color="#ffffff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INT I.A.</text:p>
      <text:p text:style-name="P1"/>
      <text:p text:style-name="P1"/>
      <text:p text:style-name="P1">Integrantes do Sprint - Grupo FeelingWhat:</text:p>
      <text:p text:style-name="P3">    <text:span text:style-name="T1">Henrico Nardelli Bela - RM 95985</text:span></text:p>
      <text:p text:style-name="P3">    <text:span text:style-name="T1">Guilherme Antonio Silva - RM 95044</text:span></text:p>
      <text:p text:style-name="P3">    <text:span text:style-name="T1">Felype Nunes De Souza - RM 96232</text:span></text:p>
      <text:p text:style-name="P3">    <text:span text:style-name="T1">Rafael Pereira da Silva - RM 94341</text:span></text:p>
      <text:p text:style-name="P1"/>
      <text:p text:style-name="P1"/>
      <text:p text:style-name="P2">Feito!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2T10:41:30.914000000</dc:date>
    <meta:editing-duration>PT1M54S</meta:editing-duration>
    <meta:editing-cycles>1</meta:editing-cycles>
    <meta:document-statistic meta:table-count="0" meta:image-count="0" meta:object-count="0" meta:page-count="1" meta:paragraph-count="7" meta:word-count="35" meta:character-count="207" meta:non-whitespace-character-count="163"/>
    <meta:generator>LibreOffice/7.4.1.2$Windows_X86_64 LibreOffice_project/3c58a8f3a960df8bc8fd77b461821e42c061c5f0</meta:generator>
  </office:meta>
</office:document-meta>
</file>